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Heading_20_2">
      <style:paragraph-properties fo:break-before="auto" style:writing-mode="lr-tb"/>
    </style:style>
    <style:style style:name="T8_1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Heading_20_2">
      <style:paragraph-properties fo:break-before="auto" style:writing-mode="lr-tb"/>
    </style:style>
    <style:style style:name="T15_1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j7gr004d4bxw"/><text:bookmark-end text:name="h.j7gr004d4bxw"/><text:span text:style-name="T1_1">Valt</text:span><text:span text:style-name="T1_2"><text:s/></text:span><text:span text:style-name="T1_3">och</text:span><text:span text:style-name="T1_4"><text:s/></text:span><text:span text:style-name="T1_5">beskrivet</text:span><text:span text:style-name="T1_6"><text:s/></text:span><text:span text:style-name="T1_7">projekt</text:span></text:h>
      <text:p text:style-name="P2"><text:span text:style-name="T2_1">Vi</text:span><text:span text:style-name="T2_2"><text:s/></text:span><text:span text:style-name="T2_3">har</text:span><text:span text:style-name="T2_4"><text:s/></text:span><text:span text:style-name="T2_5">valt</text:span><text:span text:style-name="T2_6"><text:s/></text:span><text:span text:style-name="T2_7">att</text:span><text:span text:style-name="T2_8"><text:s/></text:span><text:span text:style-name="T2_9">skapa</text:span><text:span text:style-name="T2_10"><text:s/></text:span><text:span text:style-name="T2_11">en</text:span><text:span text:style-name="T2_12"><text:s/></text:span><text:span text:style-name="T2_13">Android</text:span><text:span text:style-name="T2_14"><text:s/></text:span><text:span text:style-name="T2_15">applikation</text:span><text:span text:style-name="T2_16"><text:s/></text:span><text:span text:style-name="T2_17">för</text:span><text:span text:style-name="T2_18"><text:s/></text:span><text:span text:style-name="T2_19">Chalmers</text:span><text:span text:style-name="T2_20"><text:s/></text:span><text:span text:style-name="T2_21">pubrunda</text:span><text:span text:style-name="T2_22">.<text:s/></text:span><text:span text:style-name="T2_23">Bakgrunden</text:span><text:span text:style-name="T2_24"><text:s/></text:span><text:span text:style-name="T2_25">till</text:span><text:span text:style-name="T2_26"><text:s/></text:span><text:span text:style-name="T2_27">idén</text:span><text:span text:style-name="T2_28"><text:s/></text:span><text:span text:style-name="T2_29">kom</text:span><text:span text:style-name="T2_30"><text:s/></text:span><text:span text:style-name="T2_31">av</text:span><text:span text:style-name="T2_32"><text:s/></text:span><text:span text:style-name="T2_33">att</text:span><text:span text:style-name="T2_34"><text:s/></text:span><text:span text:style-name="T2_35">vi</text:span><text:span text:style-name="T2_36"><text:s/></text:span><text:span text:style-name="T2_37">alltid</text:span><text:span text:style-name="T2_38"><text:s/></text:span><text:span text:style-name="T2_39">tyckt</text:span><text:span text:style-name="T2_40"><text:s/></text:span><text:span text:style-name="T2_41">det</text:span><text:span text:style-name="T2_42"><text:s/></text:span><text:span text:style-name="T2_43">varit</text:span><text:span text:style-name="T2_44"><text:s/></text:span><text:span text:style-name="T2_45">svårt</text:span><text:span text:style-name="T2_46"><text:s/></text:span><text:span text:style-name="T2_47">att</text:span><text:span text:style-name="T2_48"><text:s/></text:span><text:span text:style-name="T2_49">hitta</text:span><text:span text:style-name="T2_50"><text:s/></text:span><text:span text:style-name="T2_51">till</text:span><text:span text:style-name="T2_52"><text:s/></text:span><text:span text:style-name="T2_53">de</text:span><text:span text:style-name="T2_54"><text:s/></text:span><text:span text:style-name="T2_55">olika</text:span><text:span text:style-name="T2_56"><text:s/></text:span><text:span text:style-name="T2_57">sektionspubbarna</text:span><text:span text:style-name="T2_58">.<text:s/></text:span><text:span text:style-name="T2_59">Man</text:span><text:span text:style-name="T2_60"><text:s/></text:span><text:span text:style-name="T2_61">vet</text:span><text:span text:style-name="T2_62"><text:s/></text:span><text:span text:style-name="T2_63">inte</text:span><text:span text:style-name="T2_64"><text:s/></text:span><text:span text:style-name="T2_65">heller</text:span><text:span text:style-name="T2_66"><text:s/></text:span><text:span text:style-name="T2_67">alltid</text:span><text:span text:style-name="T2_68"><text:s/></text:span><text:span text:style-name="T2_69">deras</text:span><text:span text:style-name="T2_70"><text:s/></text:span><text:span text:style-name="T2_71">utbud</text:span><text:span text:style-name="T2_72">,<text:s/></text:span><text:span text:style-name="T2_73">kötider</text:span><text:span text:style-name="T2_74"><text:s/></text:span><text:span text:style-name="T2_75">eller</text:span><text:span text:style-name="T2_76"><text:s/></text:span><text:span text:style-name="T2_77">öppettider</text:span><text:span text:style-name="T2_78">.<text:s/></text:span><text:span text:style-name="T2_79">Detta</text:span><text:span text:style-name="T2_80"><text:s/></text:span><text:span text:style-name="T2_81">blir</text:span><text:span text:style-name="T2_82"><text:s/></text:span><text:span text:style-name="T2_83">särskilt</text:span><text:span text:style-name="T2_84"><text:s/></text:span><text:span text:style-name="T2_85">svårt</text:span><text:span text:style-name="T2_86"><text:s/></text:span><text:span text:style-name="T2_87">om</text:span><text:span text:style-name="T2_88"><text:s/></text:span><text:span text:style-name="T2_89">man</text:span><text:span text:style-name="T2_90"><text:s/></text:span><text:span text:style-name="T2_91">vill</text:span><text:span text:style-name="T2_92"><text:s/></text:span><text:span text:style-name="T2_93">dra</text:span><text:span text:style-name="T2_94"><text:s/>“</text:span><text:span text:style-name="T2_95">rundan</text:span><text:span text:style-name="T2_96">”<text:s/></text:span><text:span text:style-name="T2_97">som</text:span><text:span text:style-name="T2_98"><text:s/></text:span><text:span text:style-name="T2_99">handlar</text:span><text:span text:style-name="T2_100"><text:s/></text:span><text:span text:style-name="T2_101">om</text:span><text:span text:style-name="T2_102"><text:s/></text:span><text:span text:style-name="T2_103">att</text:span><text:span text:style-name="T2_104"><text:s/></text:span><text:span text:style-name="T2_105">hinna</text:span><text:span text:style-name="T2_106"><text:s/></text:span><text:span text:style-name="T2_107">med</text:span><text:span text:style-name="T2_108"><text:s/></text:span><text:span text:style-name="T2_109">samtliga</text:span><text:span text:style-name="T2_110"><text:s/></text:span><text:span text:style-name="T2_111">pubbar</text:span><text:span text:style-name="T2_112"><text:s/></text:span><text:span text:style-name="T2_113">under</text:span><text:span text:style-name="T2_114"><text:s/></text:span><text:span text:style-name="T2_115">en</text:span><text:span text:style-name="T2_116"><text:s/></text:span><text:span text:style-name="T2_117">och</text:span><text:span text:style-name="T2_118"><text:s/></text:span><text:span text:style-name="T2_119">samma</text:span><text:span text:style-name="T2_120"><text:s/></text:span><text:span text:style-name="T2_121">kväll</text:span><text:span text:style-name="T2_122">.</text:span></text:p>
      <text:p text:style-name="P3"/>
      <text:p text:style-name="P4"><text:span text:style-name="T4_1">Eftersom</text:span><text:span text:style-name="T4_2"><text:s/></text:span><text:span text:style-name="T4_3">vi</text:span><text:span text:style-name="T4_4"><text:s/></text:span><text:span text:style-name="T4_5">själva</text:span><text:span text:style-name="T4_6"><text:s/></text:span><text:span text:style-name="T4_7">kommer</text:span><text:span text:style-name="T4_8"><text:s/></text:span><text:span text:style-name="T4_9">ha</text:span><text:span text:style-name="T4_10"><text:s/></text:span><text:span text:style-name="T4_11">nytta</text:span><text:span text:style-name="T4_12"><text:s/></text:span><text:span text:style-name="T4_13">av</text:span><text:span text:style-name="T4_14"><text:s/></text:span><text:span text:style-name="T4_15">denna</text:span><text:span text:style-name="T4_16"><text:s/></text:span><text:span text:style-name="T4_17">applikation</text:span><text:span text:style-name="T4_18"><text:s/></text:span><text:span text:style-name="T4_19">känns</text:span><text:span text:style-name="T4_20"><text:s/></text:span><text:span text:style-name="T4_21">det</text:span><text:span text:style-name="T4_22"><text:s/></text:span><text:span text:style-name="T4_23">väldigt</text:span><text:span text:style-name="T4_24"><text:s/></text:span><text:span text:style-name="T4_25">motiverande</text:span><text:span text:style-name="T4_26"><text:s/></text:span><text:span text:style-name="T4_27">som</text:span><text:span text:style-name="T4_28"><text:s/></text:span><text:span text:style-name="T4_29">projekt</text:span><text:span text:style-name="T4_30">,<text:s/></text:span><text:span text:style-name="T4_31">man</text:span><text:span text:style-name="T4_32"><text:s/></text:span><text:span text:style-name="T4_33">kan</text:span><text:span text:style-name="T4_34"><text:s/></text:span><text:span text:style-name="T4_35">även</text:span><text:span text:style-name="T4_36"><text:s/></text:span><text:span text:style-name="T4_37">se</text:span><text:span text:style-name="T4_38"><text:s/></text:span><text:span text:style-name="T4_39">det</text:span><text:span text:style-name="T4_40"><text:s/></text:span><text:span text:style-name="T4_41">som</text:span><text:span text:style-name="T4_42"><text:s/></text:span><text:span text:style-name="T4_43">ett</text:span><text:span text:style-name="T4_44"><text:s/></text:span><text:span text:style-name="T4_45">arv</text:span><text:span text:style-name="T4_46"><text:s/></text:span><text:span text:style-name="T4_47">till</text:span><text:span text:style-name="T4_48"><text:s/></text:span><text:span text:style-name="T4_49">kommande</text:span><text:span text:style-name="T4_50"><text:s/></text:span><text:span text:style-name="T4_51">teknologer</text:span><text:span text:style-name="T4_52">.</text:span></text:p>
      <text:p text:style-name="P5"/>
      <text:h text:style-name="P6" text:outline-level="10"><text:bookmark-start text:name="h.igxytqmzwox"/><text:bookmark-end text:name="h.igxytqmzwox"/><text:span text:style-name="T6_1">Motiverad</text:span><text:span text:style-name="T6_2"><text:s/></text:span><text:span text:style-name="T6_3">licens</text:span></text:h>
      <text:p text:style-name="P7"><text:span text:style-name="T7_1">Open</text:span><text:span text:style-name="T7_2"><text:s/></text:span><text:span text:style-name="T7_3">Source</text:span></text:p>
      <text:h text:style-name="P8" text:outline-level="10"><text:bookmark-start text:name="h.gmk7u4k1pxwj"/><text:bookmark-end text:name="h.gmk7u4k1pxwj"/><text:span text:style-name="T8_1">Features</text:span></text:h>
      <text:list text:style-name="LS1" xml:id="list0">
        <text:list-item>
          <text:p text:style-name="P9"><text:span text:style-name="T9_1">GPS</text:span><text:span text:style-name="T9_2"><text:s/></text:span><text:span text:style-name="T9_3">navigation</text:span><text:span text:style-name="T9_4">,<text:s/></text:span><text:span text:style-name="T9_5">plocka</text:span><text:span text:style-name="T9_6"><text:s/></text:span><text:span text:style-name="T9_7">din</text:span><text:span text:style-name="T9_8"><text:s/></text:span><text:span text:style-name="T9_9">position</text:span><text:span text:style-name="T9_10"><text:s/></text:span><text:span text:style-name="T9_11">och</text:span><text:span text:style-name="T9_12"><text:s/></text:span><text:span text:style-name="T9_13">se</text:span><text:span text:style-name="T9_14"><text:s/></text:span><text:span text:style-name="T9_15">närmaste</text:span><text:span text:style-name="T9_16"><text:s/></text:span><text:span text:style-name="T9_17">pub</text:span><text:span text:style-name="T9_18"><text:s/></text:span><text:span text:style-name="T9_19">på</text:span><text:span text:style-name="T9_20"><text:s/></text:span><text:span text:style-name="T9_21">karta</text:span></text:p>
        </text:list-item>
        <text:list-item>
          <text:p text:style-name="P10"><text:span text:style-name="T10_1">Information</text:span><text:span text:style-name="T10_2"><text:s/></text:span><text:span text:style-name="T10_3">om</text:span><text:span text:style-name="T10_4"><text:s/></text:span><text:span text:style-name="T10_5">respektive</text:span><text:span text:style-name="T10_6"><text:s/></text:span><text:span text:style-name="T10_7">pub</text:span><text:span text:style-name="T10_8">,<text:s/></text:span><text:span text:style-name="T10_9">detta</text:span><text:span text:style-name="T10_10"><text:s/></text:span><text:span text:style-name="T10_11">kan</text:span><text:span text:style-name="T10_12"><text:s/></text:span><text:span text:style-name="T10_13">byggas</text:span><text:span text:style-name="T10_14"><text:s/></text:span><text:span text:style-name="T10_15">ut</text:span></text:p>
        </text:list-item>
        <text:list-item>
          <text:p text:style-name="P11"><text:span text:style-name="T11_1">Sökfunktion</text:span></text:p>
        </text:list-item>
        <text:list-item>
          <text:p text:style-name="P12"><text:span text:style-name="T12_1">Välja</text:span><text:span text:style-name="T12_2"><text:s/></text:span><text:span text:style-name="T12_3">mellan</text:span><text:span text:style-name="T12_4"><text:s/></text:span><text:span text:style-name="T12_5">Johanneberg</text:span><text:span text:style-name="T12_6"><text:s/>&amp;<text:s/></text:span><text:span text:style-name="T12_7">Lindholmen</text:span></text:p>
        </text:list-item>
        <text:list-item>
          <text:p text:style-name="P13"><text:span text:style-name="T13_1">Fungerande</text:span><text:span text:style-name="T13_2"><text:s/></text:span><text:span text:style-name="T13_3">från</text:span><text:span text:style-name="T13_4"><text:s/></text:span><text:span text:style-name="T13_5">API</text:span><text:span text:style-name="T13_6"><text:s/>8<text:s/></text:span><text:span text:style-name="T13_7">till</text:span><text:span text:style-name="T13_8"><text:s/></text:span><text:span text:style-name="T13_9">API</text:span><text:span text:style-name="T13_10"><text:s/>16</text:span></text:p>
        </text:list-item>
      </text:list>
      <text:p text:style-name="P14"/>
      <text:h text:style-name="P15" text:outline-level="10"><text:bookmark-start text:name="h.80x8jmmtfn70"/><text:bookmark-end text:name="h.80x8jmmtfn70"/><text:span text:style-name="T15_1">Projektroller</text:span></text:h>
      <text:p text:style-name="P16"><text:span text:style-name="T16_1">Vi</text:span><text:span text:style-name="T16_2"><text:s/></text:span><text:span text:style-name="T16_3">kallar</text:span><text:span text:style-name="T16_4"><text:s/></text:span><text:span text:style-name="T16_5">oss</text:span><text:span text:style-name="T16_6"><text:s/></text:span><text:span text:style-name="T16_7">för</text:span><text:span text:style-name="T16_8"><text:s/></text:span><text:span text:style-name="T16_9">TAREA</text:span><text:span text:style-name="T16_10"><text:s/>=<text:s/>(</text:span><text:span text:style-name="T16_11">T</text:span><text:span text:style-name="T16_12">)</text:span><text:span text:style-name="T16_13">eam</text:span><text:span text:style-name="T16_14"><text:s/>(</text:span><text:span text:style-name="T16_15">A</text:span><text:span text:style-name="T16_16">)</text:span><text:span text:style-name="T16_17">dam</text:span><text:span text:style-name="T16_18">(</text:span><text:span text:style-name="T16_19">R</text:span><text:span text:style-name="T16_20">)</text:span><text:span text:style-name="T16_21">ickard</text:span><text:span text:style-name="T16_22">(</text:span><text:span text:style-name="T16_23">E</text:span><text:span text:style-name="T16_24">)</text:span><text:span text:style-name="T16_25">rik</text:span><text:span text:style-name="T16_26">(</text:span><text:span text:style-name="T16_27">A</text:span><text:span text:style-name="T16_28">)</text:span><text:span text:style-name="T16_29">lexander</text:span><text:span text:style-name="T16_30">:</text:span></text:p>
      <text:p text:style-name="P17"/>
      <text:p text:style-name="P18"><text:span text:style-name="T18_1">Adam</text:span><text:span text:style-name="T18_2"><text:s/></text:span><text:span text:style-name="T18_3">Book</text:span><text:span text:style-name="T18_4"><text:s/>-<text:s/></text:span><text:span text:style-name="T18_5">Utvecklare</text:span></text:p>
      <text:p text:style-name="P19"><text:span text:style-name="T19_1">Erik</text:span><text:span text:style-name="T19_2"><text:s/></text:span><text:span text:style-name="T19_3">Sjögren</text:span><text:span text:style-name="T19_4"><text:s/>-<text:s/></text:span><text:span text:style-name="T19_5">Projektledare</text:span><text:span text:style-name="T19_6">,<text:s/></text:span><text:span text:style-name="T19_7">utvecklare</text:span></text:p>
      <text:p text:style-name="P20"><text:span text:style-name="T20_1">Alexander</text:span><text:span text:style-name="T20_2"><text:s/></text:span><text:span text:style-name="T20_3">Kurkimäki</text:span><text:span text:style-name="T20_4"><text:s/>-<text:s/></text:span><text:span text:style-name="T20_5">Utvecklare</text:span></text:p>
      <text:p text:style-name="P21"><text:span text:style-name="T21_1">Rickard</text:span><text:span text:style-name="T21_2"><text:s/></text:span><text:span text:style-name="T21_3">Edfast</text:span><text:span text:style-name="T21_4"><text:s/>-<text:s/></text:span><text:span text:style-name="T21_5">Utvecklare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